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4" style:family="table">
      <style:table-properties style:width="5.2938in" table:align="margins" style:shadow="none"/>
    </style:style>
    <style:style style:name="Tabla4.A" style:family="table-column">
      <style:table-column-properties style:column-width="2.5in" style:rel-column-width="3600*"/>
    </style:style>
    <style:style style:name="Tabla4.B" style:family="table-column">
      <style:table-column-properties style:column-width="1.0292in" style:rel-column-width="1482*"/>
    </style:style>
    <style:style style:name="Tabla4.C" style:family="table-column">
      <style:table-column-properties style:column-width="1.7646in" style:rel-column-width="2541*"/>
    </style:style>
    <style:style style:name="Tabla4.A1" style:family="table-cell">
      <style:table-cell-properties fo:background-color="#cccccc" fo:padding="0.0382in" fo:border="none">
        <style:background-image/>
      </style:table-cell-properties>
    </style:style>
    <style:style style:name="Tabla4.A2" style:family="table-cell">
      <style:table-cell-properties fo:padding="0.0382in" fo:border="none"/>
    </style:style>
    <style:style style:name="Tabla4.B2" style:family="table-cell">
      <style:table-cell-properties fo:background-color="transparent" fo:padding="0.0382in" fo:border="none">
        <style:background-image/>
      </style:table-cell-properties>
    </style:style>
    <style:style style:name="Tabla4.C2" style:family="table-cell">
      <style:table-cell-properties fo:padding="0.0382in" fo:border="none"/>
    </style:style>
    <style:style style:name="Tabla5" style:family="table">
      <style:table-properties style:width="5.2938in" table:align="margins" style:shadow="none"/>
    </style:style>
    <style:style style:name="Tabla5.A" style:family="table-column">
      <style:table-column-properties style:column-width="5.2938in" style:rel-column-width="65535*"/>
    </style:style>
    <style:style style:name="Tabla5.A1" style:family="table-cell">
      <style:table-cell-properties fo:padding="0.0382in" fo:border="none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4.8785in"/>
    </style:style>
    <style:style style:name="Tabla3.B" style:family="table-column">
      <style:table-column-properties style:column-width="1.8118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B1" style:family="table-cell">
      <style:table-cell-properties fo:padding="0.0382in" fo:border="0.05pt solid #000000"/>
    </style:style>
    <style:style style:name="Tabla6" style:family="table">
      <style:table-properties style:width="5.2938in" table:align="margins" style:shadow="none"/>
    </style:style>
    <style:style style:name="Tabla6.A" style:family="table-column">
      <style:table-column-properties style:column-width="0.8299in" style:rel-column-width="1195*"/>
    </style:style>
    <style:style style:name="Tabla6.B" style:family="table-column">
      <style:table-column-properties style:column-width="0.209in" style:rel-column-width="301*"/>
    </style:style>
    <style:style style:name="Tabla6.C" style:family="table-column">
      <style:table-column-properties style:column-width="1.2215in" style:rel-column-width="1759*"/>
    </style:style>
    <style:style style:name="Tabla6.D" style:family="table-column">
      <style:table-column-properties style:column-width="3.0333in" style:rel-column-width="4368*"/>
    </style:style>
    <style:style style:name="Tabla6.A1" style:family="table-cell">
      <style:table-cell-properties fo:background-color="#e6e6e6" fo:padding="0.0382in" fo:border="none">
        <style:background-image/>
      </style:table-cell-properties>
    </style:style>
    <style:style style:name="Tabla6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7" style:family="table">
      <style:table-properties style:width="5.2938in" table:align="margins"/>
    </style:style>
    <style:style style:name="Tabla7.A" style:family="table-column">
      <style:table-column-properties style:column-width="1.3236in" style:rel-column-width="16383*"/>
    </style:style>
    <style:style style:name="Tab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7.D1" style:family="table-cell">
      <style:table-cell-properties fo:padding="0.0382in" fo:border="0.05pt solid #000000"/>
    </style:style>
    <style:style style:name="Tabla8" style:family="table">
      <style:table-properties style:width="5.2938in" table:align="margins"/>
    </style:style>
    <style:style style:name="Tabla8.A" style:family="table-column">
      <style:table-column-properties style:column-width="1.3236in" style:rel-column-width="16383*"/>
    </style:style>
    <style:style style:name="Tabla8.C" style:family="table-column">
      <style:table-column-properties style:column-width="2.6472in" style:rel-column-width="32766*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C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start" style:justify-single-word="false"/>
      <style:text-properties fo:color="#00008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color="#000000" officeooo:paragraph-rsid="00124ff3"/>
    </style:style>
    <style:style style:name="P5" style:family="paragraph" style:parent-style-name="Table_20_Contents">
      <style:paragraph-properties fo:text-align="start" style:justify-single-word="false"/>
      <style:text-properties fo:color="#000000" officeooo:paragraph-rsid="00129025"/>
    </style:style>
    <style:style style:name="P6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fo:background-color="transparent"/>
    </style:style>
    <style:style style:name="P11" style:family="paragraph" style:parent-style-name="Standard">
      <style:paragraph-properties fo:text-align="start" style:justify-single-word="false"/>
      <style:text-properties fo:color="#000000" officeooo:paragraph-rsid="0026aeba"/>
    </style:style>
    <style:style style:name="P12" style:family="paragraph" style:parent-style-name="Standard">
      <style:paragraph-properties fo:text-align="start" style:justify-single-word="false"/>
      <style:text-properties fo:color="#000000" officeooo:paragraph-rsid="00492904"/>
    </style:style>
    <style:style style:name="P13" style:family="paragraph" style:parent-style-name="Standard">
      <style:paragraph-properties fo:text-align="start" style:justify-single-word="false"/>
      <style:text-properties fo:color="#ff0000" officeooo:paragraph-rsid="0026aeba"/>
    </style:style>
    <style:style style:name="P14" style:family="paragraph" style:parent-style-name="Standard">
      <style:paragraph-properties fo:text-align="start" style:justify-single-word="false"/>
      <style:text-properties fo:color="#ff0000" officeooo:paragraph-rsid="00492904"/>
    </style:style>
    <style:style style:name="P1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fo:font-weight="bold" officeooo:paragraph-rsid="00124ff3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officeooo:rsid="00129025" officeooo:paragraph-rsid="00129025"/>
    </style:style>
    <style:style style:name="P18" style:family="paragraph" style:parent-style-name="Table_20_Contents">
      <style:paragraph-properties fo:text-align="start" style:justify-single-word="false"/>
      <style:text-properties fo:color="#000000"/>
    </style:style>
    <style:style style:name="P19" style:family="paragraph" style:parent-style-name="Table_20_Contents">
      <style:paragraph-properties fo:text-align="start" style:justify-single-word="false"/>
      <style:text-properties fo:color="#000000" officeooo:paragraph-rsid="0026aeba"/>
    </style:style>
    <style:style style:name="P20" style:family="paragraph" style:parent-style-name="Table_20_Contents">
      <style:paragraph-properties fo:text-align="start" style:justify-single-word="false"/>
      <style:text-properties fo:color="#000000" officeooo:paragraph-rsid="002b4a9f"/>
    </style:style>
    <style:style style:name="P21" style:family="paragraph" style:parent-style-name="Table_20_Contents">
      <style:paragraph-properties fo:text-align="start" style:justify-single-word="false"/>
      <style:text-properties fo:color="#000000" officeooo:paragraph-rsid="002d9cc2"/>
    </style:style>
    <style:style style:name="P22" style:family="paragraph" style:parent-style-name="Table_20_Contents">
      <style:paragraph-properties fo:text-align="start" style:justify-single-word="false"/>
      <style:text-properties fo:color="#000000" officeooo:paragraph-rsid="0034cb49"/>
    </style:style>
    <style:style style:name="P23" style:family="paragraph" style:parent-style-name="Table_20_Contents">
      <style:paragraph-properties fo:text-align="start" style:justify-single-word="false"/>
      <style:text-properties fo:color="#000000" officeooo:paragraph-rsid="003d018a"/>
    </style:style>
    <style:style style:name="P24" style:family="paragraph" style:parent-style-name="Table_20_Contents">
      <style:paragraph-properties fo:text-align="start" style:justify-single-word="false"/>
      <style:text-properties fo:color="#000000" officeooo:paragraph-rsid="003d2289"/>
    </style:style>
    <style:style style:name="P25" style:family="paragraph" style:parent-style-name="Table_20_Contents">
      <style:paragraph-properties fo:text-align="start" style:justify-single-word="false"/>
      <style:text-properties fo:color="#000000" officeooo:paragraph-rsid="004337a6"/>
    </style:style>
    <style:style style:name="P26" style:family="paragraph" style:parent-style-name="Table_20_Contents">
      <style:paragraph-properties fo:text-align="start" style:justify-single-word="false"/>
      <style:text-properties fo:color="#000000" officeooo:paragraph-rsid="00492904"/>
    </style:style>
    <style:style style:name="P27" style:family="paragraph" style:parent-style-name="Table_20_Contents">
      <style:paragraph-properties fo:text-align="center" style:justify-single-word="false"/>
      <style:text-properties fo:color="#000000" fo:font-size="10pt" officeooo:rsid="00183cd5" officeooo:paragraph-rsid="00183cd5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fo:color="#000000" fo:font-size="12pt" fo:font-weight="bold" officeooo:paragraph-rsid="003d018a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fo:font-size="12pt" fo:font-weight="bold" officeooo:paragraph-rsid="00492904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officeooo:paragraph-rsid="00124ff3"/>
    </style:style>
    <style:style style:name="P31" style:family="paragraph" style:parent-style-name="Table_20_Contents">
      <style:paragraph-properties fo:text-align="start" style:justify-single-word="false"/>
      <style:text-properties fo:color="#ff0000"/>
    </style:style>
    <style:style style:name="P32" style:family="paragraph" style:parent-style-name="Table_20_Contents">
      <style:paragraph-properties fo:text-align="start" style:justify-single-word="false"/>
      <style:text-properties fo:color="#ff0000" officeooo:paragraph-rsid="0026aeba"/>
    </style:style>
    <style:style style:name="P33" style:family="paragraph" style:parent-style-name="Table_20_Contents">
      <style:paragraph-properties fo:text-align="start" style:justify-single-word="false"/>
      <style:text-properties fo:color="#ff0000" officeooo:paragraph-rsid="002775ec"/>
    </style:style>
    <style:style style:name="P34" style:family="paragraph" style:parent-style-name="Table_20_Contents">
      <style:paragraph-properties fo:text-align="start" style:justify-single-word="false"/>
      <style:text-properties fo:color="#ff0000" officeooo:paragraph-rsid="002c3257"/>
    </style:style>
    <style:style style:name="P35" style:family="paragraph" style:parent-style-name="Table_20_Contents">
      <style:paragraph-properties fo:text-align="start" style:justify-single-word="false"/>
      <style:text-properties fo:color="#ff0000" officeooo:paragraph-rsid="002d9cc2"/>
    </style:style>
    <style:style style:name="P36" style:family="paragraph" style:parent-style-name="Table_20_Contents">
      <style:paragraph-properties fo:text-align="start" style:justify-single-word="false"/>
      <style:text-properties fo:color="#ff0000" officeooo:paragraph-rsid="002f7e6b"/>
    </style:style>
    <style:style style:name="P37" style:family="paragraph" style:parent-style-name="Table_20_Contents">
      <style:paragraph-properties fo:text-align="start" style:justify-single-word="false"/>
      <style:text-properties fo:color="#ff0000" officeooo:paragraph-rsid="0034cb49"/>
    </style:style>
    <style:style style:name="P38" style:family="paragraph" style:parent-style-name="Table_20_Contents">
      <style:paragraph-properties fo:text-align="start" style:justify-single-word="false"/>
      <style:text-properties fo:color="#ff0000" officeooo:paragraph-rsid="003d018a"/>
    </style:style>
    <style:style style:name="P39" style:family="paragraph" style:parent-style-name="Table_20_Contents">
      <style:paragraph-properties fo:text-align="start" style:justify-single-word="false"/>
      <style:text-properties fo:color="#ff0000" officeooo:paragraph-rsid="003d2289"/>
    </style:style>
    <style:style style:name="P40" style:family="paragraph" style:parent-style-name="Table_20_Contents">
      <style:paragraph-properties fo:text-align="start" style:justify-single-word="false"/>
      <style:text-properties fo:color="#ff0000" officeooo:paragraph-rsid="00492904"/>
    </style:style>
    <style:style style:name="P41" style:family="paragraph" style:parent-style-name="Table_20_Contents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  <style:text-properties officeooo:paragraph-rsid="004793f0"/>
    </style:style>
    <style:style style:name="P43" style:family="paragraph" style:parent-style-name="Table_20_Contents">
      <style:paragraph-properties fo:text-align="start" style:justify-single-word="false"/>
      <style:text-properties officeooo:paragraph-rsid="00492904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officeooo:rsid="0019feda"/>
    </style:style>
    <style:style style:name="T5" style:family="text">
      <style:text-properties fo:color="#000000" officeooo:rsid="002775ec"/>
    </style:style>
    <style:style style:name="T6" style:family="text">
      <style:text-properties fo:color="#000000" officeooo:rsid="002f7e6b"/>
    </style:style>
    <style:style style:name="T7" style:family="text">
      <style:text-properties fo:color="#000000" officeooo:rsid="0030a696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10" style:family="text">
      <style:text-properties fo:color="#000000" fo:font-size="12pt" fo:font-weight="bold" officeooo:rsid="00492904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officeooo:rsid="002775ec"/>
    </style:style>
    <style:style style:name="T14" style:family="text">
      <style:text-properties officeooo:rsid="002f7e6b"/>
    </style:style>
    <style:style style:name="T15" style:family="text">
      <style:text-properties officeooo:rsid="0019feda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officeooo:rsid="004793f0"/>
    </style:style>
    <style:style style:name="T19" style:family="text">
      <style:text-properties officeooo:rsid="0048c4ae"/>
    </style:style>
    <style:style style:name="T20" style:family="text">
      <style:text-properties officeooo:rsid="004929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rescriptio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<text:span text:style-name="T11">Prescription ID :</text:span> <text:placeholder text:placeholder-type="text">&lt;prescription.prescription_id or ''&gt;</text:placeholder></text:p>
            <text:p text:style-name="P10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8"><text:span text:style-name="T11">Patient :</text:span><text:span text:style-name="T16"> </text:span><text:span text:style-name="T16"><text:placeholder text:placeholder-type="text">&lt;prescription.patient.lastname or ''&gt;</text:placeholder></text:span><text:span text:style-name="T16">,</text:span><text:span text:style-name="T16"><text:placeholder text:placeholder-type="text">&lt;prescription.patient.name.name or ''&gt;</text:placeholder></text:span></text:p>
            <text:p text:style-name="P8">Age : <text:placeholder text:placeholder-type="text">&lt;prescription.patient.age or ''&gt;</text:placeholder></text:p>
            <text:p text:style-name="P8">DoB : <text:placeholder text:placeholder-type="text">&lt;prescription.patient.dob or ''&gt;</text:placeholder></text:p>
            <text:p text:style-name="P1"><text:span text:style-name="T3">Insurance</text:span><text:span text:style-name="T3"> :</text:span><text:span text:style-name="T2"><text:placeholder text:placeholder-type="text">&lt;if test="prescription.patient.current_insurance"&gt;</text:placeholder></text:span></text:p>
            <text:p text:style-name="P6"/>
            <text:p text:style-name="P1"><text:span text:style-name="T2"><text:s/></text:span><text:span text:style-name="T2"><text:placeholder text:placeholder-type="text">&lt;prescription.patient.current_insurance.company.name or ''&gt;</text:placeholder></text:span></text:p>
            <text:p text:style-name="P6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25"><text:span text:style-name="T11"><text:s/>Prescribing Doctor </text:span></text:p>
            <text:p text:style-name="P25"><text:span text:style-name="T11"><text:s/></text:span><text:span text:style-name="T17"><text:placeholder text:placeholder-type="text">&lt;prescription.doctor.name.name or ''&gt;</text:placeholder></text:span><text:span text:style-name="T17"> </text:span><text:span text:style-name="T17"><text:placeholder text:placeholder-type="text">&lt;prescription.doctor.name.lastname or ''&gt;</text:placeholder></text:span></text:p>
          </table:table-cell>
          <table:table-cell table:style-name="Tabla1.B2" office:value-type="string">
            <text:p text:style-name="P6">Patient Contact Information</text:p>
            <text:p text:style-name="P2"><text:span text:style-name="T1">SSN : </text:span><text:span text:style-name="T1"><text:placeholder text:placeholder-type="text">&lt;prescription.patient.name.ref or ''&gt;</text:placeholder></text:span></text:p>
            <text:p text:style-name="P2"><text:span text:style-name="T1">Address : </text:span><text:span text:style-name="T1"><text:placeholder text:placeholder-type="text">&lt;prescription.patient.current_address.street or ''&gt;</text:placeholder></text:span></text:p>
            <text:p text:style-name="P7">Tel : <text:placeholder text:placeholder-type="text">&lt;prescription.patient.name.phone or ''&gt;</text:placeholder></text:p>
            <text:p text:style-name="P7">email : <text:placeholder text:placeholder-type="text">&lt;prescription.patient.name.email or ''&gt;</text:placeholder></text:p>
          </table:table-cell>
        </table:table-row>
      </table:table>
      <text:p text:style-name="Standard"/>
      <text:p text:style-name="Standard"><text:placeholder text:placeholder-type="text">&lt;for each="lines in prescription.prescription_line"&gt;</text:placeholder></text:p>
      <text:p text:style-name="Standard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"><text:span text:style-name="T11">Qty</text:span> : <text:placeholder text:placeholder-type="text">&lt;lines.quantity or ''&gt;</text:placeholder></text:p>
            <text:p text:style-name="P8"><text:placeholder text:placeholder-type="text">&lt;if test="lines.start_treatment"&gt;</text:placeholder></text:p>
            <text:p text:style-name="P8"><text:span text:style-name="T11">Start</text:span> :<text:placeholder text:placeholder-type="text">&lt;formatLang(lines.start_treatment.strftime('%Y-%m-%d'), user.language, date=True)&gt;</text:placeholder></text:p>
            <text:p text:style-name="P8"><text:placeholder text:placeholder-type="text">&lt;/if&gt;</text:placeholder></text:p>
            <text:p text:style-name="P8"><text:placeholder text:placeholder-type="text">&lt;if test="lines.start_treatment"&gt;</text:placeholder></text:p>
            <text:p text:style-name="P8"><text:span text:style-name="T11">End</text:span> :<text:placeholder text:placeholder-type="text">&lt;formatLang(lines.end_treatment.strftime('%Y-%m-%d'), user.language, date=True)&gt;</text:placeholder></text:p>
            <text:p text:style-name="P8"><text:placeholder text:placeholder-type="text">&lt;/if&gt;</text:placeholder></text:p>
            <text:p text:style-name="P8"><text:span text:style-name="T11">Refills</text:span> : <text:placeholder text:placeholder-type="text">&lt;lines.refills or ''&gt;</text:placeholder></text:p>
            <text:p text:style-name="P9"><text:placeholder text:placeholder-type="text">&lt;if test="lines.allow_substitution"&gt;</text:placeholder></text:p>
            <text:p text:style-name="P15">Substitution Allowed</text:p>
            <text:p text:style-name="P9"><text:placeholder text:placeholder-type="text">&lt;/if&gt;</text:placeholder></text:p>
            <text:p text:style-name="P9"><text:span text:style-name="T11">Review</text:span> :</text:p>
            <text:p text:style-name="P9"><text:placeholder text:placeholder-type="text">&lt;if test="lines.review"&gt;</text:placeholder></text:p>
            <text:p text:style-name="P9"><text:s/><text:placeholder text:placeholder-type="text">&lt;formatLang(lines.review.strftime('%Y-%m-%d'), user.language, date=True) or ''&gt;</text:placeholder><text:soft-page-break/></text:p>
            <text:p text:style-name="P9"><text:placeholder text:placeholder-type="text">&lt;/if&gt;</text:placeholder></text:p>
            <text:p text:style-name="P8"/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>
                <table:table-cell table:style-name="Tabla4.A1" office:value-type="string">
                  <text:p text:style-name="P27">Medicament</text:p>
                </table:table-cell>
                <table:table-cell table:style-name="Tabla4.A1" office:value-type="string">
                  <text:p text:style-name="P27">Dose</text:p>
                </table:table-cell>
                <table:table-cell table:style-name="Tabla4.A1" office:value-type="string">
                  <text:p text:style-name="P27">Unit</text:p>
                </table:table-cell>
              </table:table-row>
              <table:table-row>
                <table:table-cell table:style-name="Tabla4.A2" office:value-type="string">
                  <text:p text:style-name="P16"><text:placeholder text:placeholder-type="text">&lt;if test="lines.medicament"&gt;</text:placeholder></text:p>
                  <text:p text:style-name="P4"><text:span text:style-name="T11"><text:placeholder text:placeholder-type="text">&lt;lines.medicament.name.name&gt;</text:placeholder></text:span> </text:p>
                  <text:p text:style-name="P16"><text:placeholder text:placeholder-type="text">&lt;/if&gt;</text:placeholder></text:p>
                  <text:p text:style-name="P4"/>
                </table:table-cell>
                <table:table-cell table:style-name="Tabla4.B2" office:value-type="string">
                  <text:p text:style-name="P30"><text:placeholder text:placeholder-type="text">&lt;lines.dose or ''&gt;</text:placeholder></text:p>
                </table:table-cell>
                <table:table-cell table:style-name="Tabla4.C2" office:value-type="string">
                  <text:p text:style-name="P4"><text:placeholder text:placeholder-type="text">&lt;if test="lines.dose_unit"&gt;</text:placeholder></text:p>
                  <text:p text:style-name="P4"><text:placeholder text:placeholder-type="text">&lt; lines.dose_unit.name&gt;</text:placeholder></text:p>
                  <text:p text:style-name="P4"><text:placeholder text:placeholder-type="text">&lt;/if&gt;</text:placeholder></text:p>
                </table:table-cell>
              </table:table-row>
            </table:table>
            <text:p text:style-name="P16"/>
            <text:p text:style-name="P4"><text:s/></text:p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5"><text:placeholder text:placeholder-type="text">&lt;if test="lines.form"&gt;</text:placeholder> </text:p>
                  <text:p text:style-name="P5"><text:span text:style-name="T11">Form</text:span> :<text:placeholder text:placeholder-type="text">&lt;lines.form.name&gt;</text:placeholder></text:p>
                  <text:p text:style-name="P5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9"><text:placeholder text:placeholder-type="text">&lt;if test="lines.route"&gt;</text:placeholder></text:p>
                  <text:p text:style-name="P32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19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<text:placeholder text:placeholder-type="text">&lt;if test="lines.indication"&gt;</text:placeholder></text:p>
                  <text:p text:style-name="P5"><text:span text:style-name="T11">Indication</text:span> :<text:placeholder text:placeholder-type="text">&lt;lines.indication.name&gt;</text:placeholder></text:p>
                  <text:p text:style-name="P17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<text:span text:style-name="T11">Remarks</text:span> : <text:span text:style-name="T12"><text:placeholder text:placeholder-type="text">&lt;lines.short_comment or ''&gt;</text:placeholder></text:span></text:p>
                </table:table-cell>
              </table:table-row>
            </table:table>
            <text:p text:style-name="P3"/>
            <text:p text:style-name="P3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office:value-type="string">
                  <text:p text:style-name="P42"><text:span text:style-name="T18">Period</text:span></text:p>
                  <text:p text:style-name="P33"><text:span text:style-name="T13"/></text:p>
                </table:table-cell>
                <table:table-cell table:style-name="Tabla6.B1" office:value-type="string">
                  <text:p text:style-name="P34"><text:span text:style-name="T1"><text:placeholder text:placeholder-type="text">&lt;if test="lines.duration"&gt;</text:placeholder></text:span></text:p>
                  <text:p text:style-name="P32"><text:soft-page-break/><text:span text:style-name="T4"><text:placeholder text:placeholder-type="text">&lt;lines.duration&gt;</text:placeholder></text:span></text:p>
                  <text:p text:style-name="P19"><text:span text:style-name="T15"><text:placeholder text:placeholder-type="text">&lt;/if&gt;</text:placeholder></text:span></text:p>
                  <text:p text:style-name="P32"><text:span text:style-name="T1"><text:s/></text:span></text:p>
                  <text:p text:style-name="P20"><text:span text:style-name="T1"/></text:p>
                </table:table-cell>
                <table:table-cell table:style-name="Tabla6.B1" office:value-type="string">
                  <text:p text:style-name="P37"><text:span text:style-name="T1"><text:placeholder text:placeholder-type="text">&lt;if test="lines.duration_period"&gt;</text:placeholder></text:span></text:p>
                  <text:p text:style-name="P22"><text:placeholder text:placeholder-type="text">&lt;lines.duration_period&gt;</text:placeholder></text:p>
                  <text:p text:style-name="P22"><text:placeholder text:placeholder-type="text">&lt;/if&gt;</text:placeholder></text:p>
                  <text:p text:style-name="P22"><text:placeholder text:placeholder-type="text">&lt;if test="lines.qty &gt; 1"&gt;</text:placeholder></text:p>
                  <text:p text:style-name="P22">s</text:p>
                  <text:p text:style-name="P22"><text:placeholder text:placeholder-type="text">&lt;/if&gt;</text:placeholder></text:p>
                </table:table-cell>
                <table:table-cell table:style-name="Tabla6.B1" office:value-type="string">
                  <text:p text:style-name="P37"/>
                </table:table-cell>
              </table:table-row>
            </table:table>
            <table:table table:name="Tabla8" table:style-name="Tabla8">
              <table:table-column table:style-name="Tabla8.A" table:number-columns-repeated="2"/>
              <table:table-column table:style-name="Tabla8.C"/>
              <table:table-row>
                <table:table-cell table:style-name="Tabla8.A1" office:value-type="string">
                  <text:p text:style-name="P40"><text:span text:style-name="T10">Common dosage</text:span></text:p>
                </table:table-cell>
                <table:table-cell table:style-name="Tabla8.A1" office:value-type="string">
                  <text:p text:style-name="P40"><text:span text:style-name="T9"><text:placeholder text:placeholder-type="text">&lt;lines.qty or ''&gt;</text:placeholder></text:span><text:span text:style-name="T9"> </text:span></text:p>
                </table:table-cell>
                <table:table-cell table:style-name="Tabla8.C1" office:value-type="string">
                  <text:p text:style-name="P26"><text:placeholder text:placeholder-type="text">&lt;if test="lines.common_dosage"&gt;</text:placeholder></text:p>
                  <text:p text:style-name="P14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12"><text:placeholder text:placeholder-type="text">&lt;/if&gt;</text:placeholder></text:p>
                </table:table-cell>
              </table:table-row>
            </table:table>
            <text:p text:style-name="P31"/>
            <table:table table:name="Tabla7" table:style-name="Tabla7">
              <table:table-column table:style-name="Tabla7.A" table:number-columns-repeated="4"/>
              <table:table-row>
                <table:table-cell table:style-name="Tabla7.A1" office:value-type="string">
                  <text:p text:style-name="P43"><text:span text:style-name="T20">Custom dosage</text:span></text:p>
                </table:table-cell>
                <table:table-cell table:style-name="Tabla7.A1" office:value-type="string">
                  <text:p text:style-name="P21"><text:placeholder text:placeholder-type="text">&lt;if test="lines.frequency"&gt;</text:placeholder></text:p>
                  <text:p text:style-name="P35"><text:span text:style-name="T1">Every</text:span><text:span text:style-name="T8"> </text:span><text:span text:style-name="T8"><text:placeholder text:placeholder-type="text">&lt;lines.frequency or ''&gt;</text:placeholder></text:span></text:p>
                  <text:p text:style-name="P19"><text:placeholder text:placeholder-type="text">&lt;/if&gt;</text:placeholder></text:p>
                  <text:p text:style-name="P23"/>
                </table:table-cell>
                <table:table-cell table:style-name="Tabla7.A1" office:value-type="string">
                  <text:p text:style-name="P40"><text:placeholder text:placeholder-type="text">&lt;if test="lines.frequency_unit&lt;&gt;'wr'"&gt;</text:placeholder></text:p>
                  <text:p text:style-name="P29"><text:placeholder text:placeholder-type="text">&lt;lines.frequency_unit&gt;</text:placeholder></text:p>
                  <text:p text:style-name="P26"><text:placeholder text:placeholder-type="text">&lt;/if&gt;</text:placeholder></text:p>
                </table:table-cell>
                <table:table-cell table:style-name="Tabla7.D1" office:value-type="string">
                  <text:p text:style-name="P40"><text:placeholder text:placeholder-type="text">&lt;if test="lines.frequency_unit=='wr'"&gt;</text:placeholder></text:p>
                  <text:p text:style-name="P26">as needed</text:p>
                  <text:p text:style-name="P26"><text:placeholder text:placeholder-type="text">&lt;/if&gt;</text:placeholder></text:p>
                </table:table-cell>
              </table:table-row>
            </table:table>
            <text:p text:style-name="P31"/>
          </table:table-cell>
        </table:table-row>
      </table:table>
      <text:p text:style-name="Standard"><text:placeholder text:placeholder-type="text">&lt;/if&gt;</text:placeholder></text:p>
      <text:p text:style-name="Standard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Notes</text:p>
            <text:p text:style-name="Table_20_Contents"><text:placeholder text:placeholder-type="text">&lt;prescription.notes or ''&gt;</text:placeholder></text:p>
          </table:table-cell>
          <table:table-cell table:style-name="Tabla3.B1" office:value-type="string">
            <text:p text:style-name="Table_20_Contents">Doctor's Signature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2-04T12:13:29</dc:date>
    <meta:editing-duration>P3DT23H16M5S</meta:editing-duration>
    <meta:editing-cycles>167</meta:editing-cycles>
    <meta:generator>LibreOffice/3.6$Linux_X86_64 LibreOffice_project/360m1$Build-2</meta:generator>
    <meta:document-statistic meta:table-count="8" meta:image-count="0" meta:object-count="0" meta:page-count="2" meta:paragraph-count="86" meta:word-count="204" meta:character-count="2202" meta:non-whitespace-character-count="2072"/>
  </office:meta>
</office:document-meta>
</file>